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eaf2d" officeooo:paragraph-rsid="000eaf2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f58f0" officeooo:paragraph-rsid="000f58f0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um 3 – uitgebreider logbook</text:p>
      <text:p text:style-name="P1"/>
      <text:p text:style-name="P2">opdracht 1 ging vlekkeloos. Na het script in phpmyadmin te hebben gepaste duurde het maar enkele seconden voor de database was geinstalleerd.</text:p>
      <text:p text:style-name="P2"/>
      <text:p text:style-name="P2">Odpracht 2.</text:p>
      <text:p text:style-name="P2">het duurde even voor het eerste contact met de database was gelukt. De user die gebruikt wordt had niet de juiste bevoegdheden voor de world database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js </meta:initial-creator>
    <meta:creation-date>2017-05-17T16:22:49.398077919</meta:creation-date>
    <meta:generator>LibreOffice/4.3.3.2$Linux_X86_64 LibreOffice_project/430m0$Build-2</meta:generator>
    <dc:date>2017-05-18T10:39:04.794302994</dc:date>
    <dc:creator>thijs </dc:creator>
    <meta:editing-duration>PT17H45M37S</meta:editing-duration>
    <meta:editing-cycles>1</meta:editing-cycles>
    <meta:document-statistic meta:table-count="0" meta:image-count="0" meta:object-count="0" meta:page-count="1" meta:paragraph-count="4" meta:word-count="54" meta:character-count="337" meta:non-whitespace-character-count="285"/>
  </office:meta>
</office:document-meta>
</file>